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T1"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Currently there exists in the roof above each doorway a motion sensor that is connected to the bed sensor control panel by the doorway, and detects movement through the doorway. This is different to the one in the room corner that detects room movement, and activates lights, etc.</text:p>
      <text:p text:style-name="Standard"/>
      <text:p text:style-name="Standard">The doorway one is rather redundant as any motion it detects is also detected by the room one due to room layout.</text:p>
      <text:p text:style-name="Standard"/>
      <text:p text:style-name="Standard">A problem in making use of the door one in the existing system is that any motion it detects is only reported on if the doorway control panel is turned on &amp; the resident has gotten out of bed. </text:p>
      <text:p text:style-name="Standard"/>
      <text:p text:style-name="Standard">Also the door program must be on a setting <text:span text:style-name="T1">other than 0</text:span> which is the one always used as it is the only program offering immediate notification of resident getting out of bed.</text:p>
      <text:p text:style-name="Standard"/>
      <text:p text:style-name="Standard">The existing system support 5 sensors of which 4 you are using, and it's made to be able to run without all 5, so disconnecting the poorly utilised door one will not be a problem.</text:p>
      <text:p text:style-name="Standard"/>
      <text:p text:style-name="Standard">Austco manufactures the system, (which is resold by AceTek, among others)</text:p>
      <text:p text:style-name="Standard"/>
      <text:p text:style-name="Standard">Learning more about the existing system and sensors, and spending time in the roof test installing my new system has made me re-think my approach and to recommend considering switching the new system to potentially utilise the existing doorway motion sensors.</text:p>
      <text:p text:style-name="Standard"/>
      <text:p text:style-name="Standard">Advantages:</text:p>
      <text:p text:style-name="Standard"/>
      <text:list xml:id="list29661575" text:style-name="L1">
        <text:list-item>
          <text:p text:style-name="P1">Can monitor the doorway activity regardless of door needing to be closed.</text:p>
        </text:list-item>
        <text:list-item>
          <text:p text:style-name="P1">Sensor data collection can be roof based, so nothing in rooms.</text:p>
        </text:list-item>
        <text:list-item>
          <text:p text:style-name="P1">No need for batteries for door units.</text:p>
        </text:list-item>
        <text:list-item>
          <text:p text:style-name="P1">No need for individual door units.</text:p>
        </text:list-item>
        <text:list-item>
          <text:p text:style-name="P1">Better radio reception between units.</text:p>
        </text:list-item>
      </text:list>
      <text:p text:style-name="Standard"/>
      <text:p text:style-name="Standard">Changes:</text:p>
      <text:p text:style-name="Standard"/>
      <text:list xml:id="list33456893" text:continue-numbering="true" text:style-name="L1">
        <text:list-item>
          <text:p text:style-name="P1">Decide between either disconnecting existing doorway sensor and use them, or add a second one at cost ~$70/room , @ 26 rooms = $1820</text:p>
        </text:list-item>
        <text:list-item>
          <text:p text:style-name="P1">Purchase of 14 additional motion sensors for rooms that don't have them already, <text:s/>~$980</text:p>
        </text:list-item>
        <text:list-item>
          <text:p text:style-name="P1">Replace individual door monitor units, with one 'group' unit that handles all sensor input for one area, eg corridor.</text:p>
        </text:list-item>
        <text:list-item>
          <text:p text:style-name="P1">Any additional costs (eg wiring &amp; group units) <text:s/>besides new sensors would be offset by not needing the individual door units.</text:p>
          <text:p text:style-name="P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10-02T09:47:49.44</meta:creation-date>
    <dc:date>2014-10-02T13:31:57.66</dc:date>
    <meta:editing-duration>PT3H5M14S</meta:editing-duration>
    <meta:editing-cycles>7</meta:editing-cycles>
    <meta:generator>OpenOffice.org/3.3$Win32 OpenOffice.org_project/330m20$Build-9567</meta:generator>
    <meta:print-date>2014-10-02T12:15:12.80</meta:print-date>
    <meta:document-statistic meta:table-count="0" meta:image-count="0" meta:object-count="0" meta:page-count="1" meta:paragraph-count="18" meta:word-count="359" meta:character-count="2003"/>
  </office:meta>
</office:document-meta>
</file>